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rsprungsversion von Marco:</text:p>
      <text:p text:style-name="Standard"/>
      <text:p text:style-name="Standard">Ihr habt Euch wirklich würdig erwiesen, uns – der Bruderschaft Phimesto – in der größten Not zur Seite zu stehen.</text:p>
      <text:p text:style-name="Standard"><text:s text:c="6"/>Ihr habt es wirklich geschafft! Ihr habt die Rätsel gelöst und offenbart, wo sich das Buch mit sieben Siegeln befindet!</text:p>
      <text:p text:style-name="Standard"><text:s text:c="6"/>Höret, was sich zugetragen: eine Gruppe Unheiliger hat sich verschworen und sich an unserem Buch in schändlicher Form vergangen.</text:p>
      <text:p text:style-name="Standard"><text:s text:c="6"/>Sie überfielen uns und raubten das, was nicht zu rauben bestimmt war. Was einst rein war, liegt nun entzweit und besudelt darnieder.</text:p>
      <text:p text:style-name="Standard"><text:s text:c="6"/>Die Unheiligen brachen die Siegel und setzten alles daran, DEN zu befreien, der die Menschheit unterjochen will. Der Zugang zu dem Quell der Erkenntnis ist für uns verschlossen.</text:p>
      <text:p text:style-name="Standard"><text:s text:c="6"/>Die Entweihung des Buches macht es uns unmöglich, die Siegel wieder zu richten. Nur eine Gruppe Auserwählter – wie Ihr es seid – möge die Kraft und die Weisheit haben, die Rätsel</text:p>
      <text:p text:style-name="Standard"><text:s text:c="6"/>um die Siegel zu lösen und sie an ihre vorbestimmte Stelle zu bringen.</text:p>
      <text:p text:style-name="Standard"><text:s text:c="6"/>So Bringt die fünf Siegel wieder an ihre ursprüngliche Position, um die Ordnung des Universums wieder herzustellen und das Schicksal der gesamten Menschheit aus den Händen Mephistos, des schrecklichsten aller Dämonen, zu befreien.</text:p>
      <text:p text:style-name="Standard"><text:s text:c="6"/>Allein jedoch könnt Ihr es nicht schaffen! Fünf Siegelsteine, fünf Erwählte mit reinem Gemüt braucht es, um sich den Aufgaben des Buches zu stellen.</text:p>
      <text:p text:style-name="Standard"><text:s text:c="6"/>Nun eilet Euch! Die Zeit ist knapp und die Kraft des unheiligsten aller Dämonen wird von Tag zu Tag stärker.</text:p>
      <text:p text:style-name="Standard"><text:s text:c="6"/>Möge Phimesto mit Euch sein!</text:p>
      <text:p text:style-name="Standard"/>
      <text:p text:style-name="Standard"/>
      <text:p text:style-name="P1">Improvisierte stark gekürzte Version von Josef <text:s/>(12.01.20)</text:p>
      <text:p text:style-name="Standard"><text:s text:c="5"/></text:p>
      <text:p text:style-name="Standard">Da! Dort liegt das Buch!</text:p>
      <text:p text:style-name="Standard">Ihr habt das Rätsel tatsächlich gelöst und den Standort offengelegt!</text:p>
      <text:p text:style-name="Standard"><text:s text:c="6"/>Diese Unheiligen haben uns ausgeraubt und sich aufs schlimmste an unserem Buch vergangen. Der Zugang ist verschlossen.</text:p>
      <text:p text:style-name="Standard"><text:s text:c="6"/>Die Siegel müssen gebrochen und die Steine zurückgeführt werden, bevor diese Räuber Mephisto, den finsteren Herrn der Dämonen beschwören können!</text:p>
      <text:p text:style-name="Standard"><text:s text:c="6"/>Ihr habt euch würdig erwiesen, doch diese Aufgabe kann nicht allein bewältigt werden.</text:p>
      <text:p text:style-name="Standard"><text:s text:c="6"/>5 Siegelsteine, 5 Auserwählte mit reinem Gemüt braucht es, um sich der Herausforderung zu stellen.</text:p>
      <text:p text:style-name="Standard"><text:s text:c="6"/>Eilt zum Buch, die Zeit ist knapp!</text:p>
      <text:p text:style-name="Standard"><text:s text:c="8"/>Phimesto wird euch zur Seite st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2T07:22:47.63</meta:creation-date>
    <dc:date>2020-01-12T20:07:11.01</dc:date>
    <meta:editing-duration>PT16M8S</meta:editing-duration>
    <meta:editing-cycles>4</meta:editing-cycles>
    <meta:generator>OpenOffice/4.1.6$Win32 OpenOffice.org_project/416m1$Build-9790</meta:generator>
    <meta:document-statistic meta:table-count="0" meta:image-count="0" meta:object-count="0" meta:page-count="1" meta:paragraph-count="22" meta:word-count="339" meta:character-count="2226"/>
  </office:meta>
</office:document-meta>
</file>